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1.1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7.4757in" fo:margin-left="-0.0104in" table:align="left" style:writing-mode="lr-tb"/>
    </style:style>
    <style:style style:name="Table2.A" style:family="table-column">
      <style:table-column-properties style:column-width="7.4757in"/>
    </style:style>
    <style:style style:name="Table2.1" style:family="table-row">
      <style:table-row-properties style:min-row-height="0.5521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5736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12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13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4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5" style:family="paragraph" style:parent-style-name="Standard_20__28_user_29_">
      <style:text-properties fo:font-size="3pt" fo:language="ru" fo:country="RU" style:font-size-asian="3pt" style:font-size-complex="3pt"/>
    </style:style>
    <style:style style:name="P16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17" style:family="paragraph" style:parent-style-name="Table_20_Contents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_20__28_user_29_">
      <style:paragraph-properties fo:text-align="start" style:justify-single-word="false" style:snap-to-layout-grid="false"/>
      <style:text-properties fo:font-size="8pt" fo:language="ru" fo:country="RU" officeooo:rsid="001d5693" officeooo:paragraph-rsid="001d5693" style:font-size-asian="8pt" style:font-size-complex="8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85e9d" officeooo:paragraph-rsid="00285e9d" style:font-size-asian="9pt"/>
    </style:style>
    <style:style style:name="P20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21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/>
    </style:style>
    <style:style style:name="P22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2681fd" officeooo:paragraph-rsid="002681fd"/>
    </style:style>
    <style:style style:name="P23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24" style:family="paragraph" style:parent-style-name="Table_20_Contents">
      <style:text-properties fo:language="ru" fo:country="RU" fo:font-weight="bold" style:font-weight-asian="bold" style:font-weight-complex="bold"/>
    </style:style>
    <style:style style:name="P25" style:family="paragraph" style:parent-style-name="Table_20_Contents" style:list-style-name="WW8Num4">
      <style:paragraph-properties fo:margin-left="0.2646in" fo:margin-right="0in" fo:text-indent="-0.25in" style:auto-text-indent="false"/>
      <style:text-properties officeooo:rsid="002201d3" officeooo:paragraph-rsid="00298fcb"/>
    </style:style>
    <style:style style:name="P26" style:family="paragraph" style:parent-style-name="Table_20_Contents">
      <style:text-properties fo:font-size="10pt" fo:language="ru" fo:country="RU" fo:font-style="italic" officeooo:rsid="0016688e" officeooo:paragraph-rsid="0016688e" fo:background-color="transparent" style:font-size-asian="10pt" style:font-style-asian="italic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fo:font-style="normal" officeooo:rsid="00298fcb" style:font-name-asian="Times New Roman" style:font-style-asian="normal" style:font-name-complex="Times New Roman" style:font-style-complex="normal"/>
    </style:style>
    <style:style style:name="T10" style:family="text">
      <style:text-properties fo:font-size="9pt" style:font-size-asian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b980a"/>
    </style:style>
    <style:style style:name="T13" style:family="text">
      <style:text-properties officeooo:rsid="001d5693"/>
    </style:style>
    <style:style style:name="T14" style:family="text">
      <style:text-properties officeooo:rsid="002681fd"/>
    </style:style>
    <style:style style:name="T15" style:family="text">
      <style:text-properties officeooo:rsid="00285e9d"/>
    </style:style>
    <style:style style:name="T16" style:family="text">
      <style:text-properties officeooo:rsid="00298fcb"/>
    </style:style>
    <style:style style:name="T17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Дата прошедшей лекции</text:p>
          </table:table-cell>
          <table:table-cell table:style-name="Table1.A1" office:value-type="string">
            <text:p text:style-name="P5">Номер прошедшей лекции</text:p>
          </table:table-cell>
          <table:table-cell table:style-name="Table1.A1" office:value-type="string">
            <text:p text:style-name="P5">Название статьи/главы книги/видеолекции</text:p>
          </table:table-cell>
          <table:table-cell table:style-name="Table1.A1" office:value-type="string">
            <text:p text:style-name="P5">Дата публикации (не старше 2021 года)</text:p>
          </table:table-cell>
          <table:table-cell table:style-name="Table1.A1" office:value-type="string">
            <text:p text:style-name="P5">Размер статьи (от 400 слов)</text:p>
          </table:table-cell>
          <table:table-cell table:style-name="Table1.A1" office:value-type="string">
            <text:p text:style-name="P5">Дата сдачи</text:p>
          </table:table-cell>
        </table:table-row>
        <table:table-row table:style-name="Table1.1">
          <table:table-cell table:style-name="Table1.A1" office:value-type="string">
            <text:p text:style-name="P11">11.09.2024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16">Этимон цифры и числа</text:p>
          </table:table-cell>
          <table:table-cell table:style-name="Table1.A1" office:value-type="string">
            <text:p text:style-name="P10">30.08.2023</text:p>
          </table:table-cell>
          <table:table-cell table:style-name="Table1.A1" office:value-type="string">
            <text:p text:style-name="P11">~<text:span text:style-name="T12">2150</text:span></text:p>
          </table:table-cell>
          <table:table-cell table:style-name="Table1.A1" office:value-type="string">
            <text:p text:style-name="P11">25.09.2024<text:span text:style-name="T10"/></text:p>
          </table:table-cell>
        </table:table-row>
        <table:table-row table:style-name="Table1.1">
          <table:table-cell table:style-name="Table1.A3" office:value-type="string">
            <text:p text:style-name="P12">25.09.2024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18">Модификация алгоритма на основе сети Фейстеля с добавлением элемента случайности в ключ шифрования</text:p>
          </table:table-cell>
          <table:table-cell table:style-name="Table1.A1" office:value-type="string">
            <text:p text:style-name="P9">2021, <text:span text:style-name="T17">точная дата не найдена</text:span></text:p>
          </table:table-cell>
          <table:table-cell table:style-name="Table1.A1" office:value-type="string">
            <text:p text:style-name="P8">~2450</text:p>
          </table:table-cell>
          <table:table-cell table:style-name="Table1.A1" office:value-type="string">
            <text:p text:style-name="P7">09.10.2024</text:p>
          </table:table-cell>
        </table:table-row>
        <table:table-row table:style-name="Table1.1">
          <table:table-cell table:style-name="Table1.A1" office:value-type="string">
            <text:p text:style-name="P19">09.10.2024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20">Практическое применение функционального программирования и регулярных выражений в библиометрическом анализе</text:p>
          </table:table-cell>
          <table:table-cell table:style-name="Table1.A1" office:value-type="string">
            <text:p text:style-name="P19"><text:span text:style-name="T16">18.04.</text:span>2022</text:p>
          </table:table-cell>
          <table:table-cell table:style-name="Table1.A1" office:value-type="string">
            <text:p text:style-name="P19">~2000</text:p>
          </table:table-cell>
          <table:table-cell table:style-name="Table1.A1" office:value-type="string">
            <text:p text:style-name="P19">23.10.2024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"/>
      <text:p text:style-name="P13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14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1">bit</text:span><text:span text:style-name="T7">.</text:span><text:span text:style-name="T11">ly</text:span><text:span text:style-name="T7">, </text:span><text:span text:style-name="T11">tr</text:span><text:span text:style-name="T7">.</text:span><text:span text:style-name="T11">im</text:span><text:span text:style-name="T7"> и т.п.)</text:span></text:p>
            <text:p text:style-name="P26">https://cyberleninka.ru/article/n/prakticheskoe-primenenie-funktsionalnogo-programmirovaniya-i-regulyarnyh-vyrazheniy-v-bibliometricheskom-analize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23"><text:span text:style-name="T15">б</text:span>иблиометрический анализ, функциональное программирование, регулярные выражения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25" loext:marker-style-name="T1"><text:span text:style-name="Emphasis"><text:span text:style-name="T9">Ранее большинство задач по статистической обработке данных решалось в табличных процессорах </text:span></text:span></text:p>
              </text:list-item>
              <text:list-item>
                <text:p text:style-name="P25" loext:marker-style-name="T1"><text:span text:style-name="Emphasis"><text:span text:style-name="T9">Подсчёт наиболее часто встречающихся слов с помощью табл. проц. был неудобен из-за высокой доли ручного труда и снижения точности с ростом объёма информации.</text:span></text:span></text:p>
              </text:list-item>
              <text:list-item>
                <text:p text:style-name="P25" loext:marker-style-name="T1">Функциональное программирование решения задачи на <text:span text:style-name="T16">Java, по оценкам предвадительного сравнения, потребует минимальных ручных затрат и обеспечит наибольшую точность.</text:span></text:p>
              </text:list-item>
              <text:list-item>
                <text:p text:style-name="P25" loext:marker-style-name="T1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21">Повышенная стойкость алгоритма шифрования</text:p>
              </text:list-item>
              <text:list-item>
                <text:p text:style-name="P21">Устойчив к основным видам криптоатак <text:span text:style-name="T14">(сдвиговая, грубая сила, диф. анализ, </text:span></text:p>
              </text:list-item>
              <text:list-item>
                <text:p text:style-name="P21">Возможность распараллелить шифрования отдельных блоков, <text:span text:style-name="T14">т. е. уменьшить время выполнения.</text:span>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22" loext:marker-style-name="T1">Несмотря на параллельные вычисления, из-за рандомизации, время шифрования отдельного блока увеличено</text:p>
              </text:list-item>
              <text:list-item>
                <text:p text:style-name="P22" loext:marker-style-name="T1">Генерация псевдослучайных чисел повышает сложность реализации алгоритма.</text:p>
              </text:list-item>
              <text:list-item>
                <text:p text:style-name="P22">Размер зашифрованного блока увеличен (хранение контрольных битов того же кода Хэмминга)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Символ_20_сноски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17">Сколько пользователей дискорда нужно, чтобы поменять лампочку? — Ноль, ведь они предпочитают <text:span text:style-name="T13">Dark Mode!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Символ_20_сноски" style:display-name="Символ сноски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10-22T00:44:30.416701717</dc:date>
    <meta:editing-cycles>33</meta:editing-cycles>
    <meta:editing-duration>PT18H42M18S</meta:editing-duration>
    <meta:generator>LibreOffice/24.2.5.2$Linux_X86_64 LibreOffice_project/420$Build-2</meta:generator>
    <meta:document-statistic meta:table-count="2" meta:image-count="0" meta:object-count="0" meta:page-count="1" meta:paragraph-count="52" meta:word-count="303" meta:character-count="2444" meta:non-whitespace-character-count="2192"/>
    <meta:user-defined meta:name="Info 1"/>
    <meta:user-defined meta:name="Info 2"/>
    <meta:user-defined meta:name="Info 3"/>
    <meta:user-defined meta:name="Info 4"/>
  </office:meta>
</office:document-meta>
</file>